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11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009cm"/>
    </style:style>
    <style:style style:name="co4" style:family="table-column">
      <style:table-column-properties fo:break-before="auto" style:column-width="0.669cm"/>
    </style:style>
    <style:style style:name="co5" style:family="table-column">
      <style:table-column-properties fo:break-before="auto" style:column-width="3.491cm"/>
    </style:style>
    <style:style style:name="co6" style:family="table-column">
      <style:table-column-properties fo:break-before="auto" style:column-width="15.203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13.051cm"/>
    </style:style>
    <style:style style:name="co9" style:family="table-column">
      <style:table-column-properties fo:break-before="auto" style:column-width="2.891cm"/>
    </style:style>
    <style:style style:name="co10" style:family="table-column">
      <style:table-column-properties fo:break-before="auto" style:column-width="2.397cm"/>
    </style:style>
    <style:style style:name="co11" style:family="table-column">
      <style:table-column-properties fo:break-before="auto" style:column-width="2.362cm"/>
    </style:style>
    <style:style style:name="co12" style:family="table-column">
      <style:table-column-properties fo:break-before="auto" style:column-width="0.527cm"/>
    </style:style>
    <style:style style:name="co13" style:family="table-column">
      <style:table-column-properties fo:break-before="auto" style:column-width="4.02cm"/>
    </style:style>
    <style:style style:name="co14" style:family="table-column">
      <style:table-column-properties fo:break-before="auto" style:column-width="14.603cm"/>
    </style:style>
    <style:style style:name="co15" style:family="table-column">
      <style:table-column-properties fo:break-before="auto" style:column-width="15.274cm"/>
    </style:style>
    <style:style style:name="co16" style:family="table-column">
      <style:table-column-properties fo:break-before="auto" style:column-width="0.633cm"/>
    </style:style>
    <style:style style:name="co17" style:family="table-column">
      <style:table-column-properties fo:break-before="auto" style:column-width="3.667cm"/>
    </style:style>
    <style:style style:name="co18" style:family="table-column">
      <style:table-column-properties fo:break-before="auto" style:column-width="3.949cm"/>
    </style:style>
    <style:style style:name="co19" style:family="table-column">
      <style:table-column-properties fo:break-before="auto" style:column-width="6.278cm"/>
    </style:style>
    <style:style style:name="co20" style:family="table-column">
      <style:table-column-properties fo:break-before="auto" style:column-width="3.027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27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ta1" style:family="table" style:master-page-name="PageStyle_5f_Peso_20_dos_20_Atores">
      <style:table-properties table:display="true" style:writing-mode="lr-tb"/>
    </style:style>
    <style:style style:name="ta2" style:family="table" style:master-page-name="PageStyle_5f_Peso_20_dos_20_Casos_20_de_20_Uso">
      <style:table-properties table:display="true" style:writing-mode="lr-tb"/>
    </style:style>
    <style:style style:name="ta3" style:family="table" style:master-page-name="PageStyle_5f_Porte_20_do_20_Sistem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glyph-orientation-vertical="0" fo:background-color="#808000" style:diagonal-bl-tr="none" style:diagonal-tl-br="none" style:text-align-source="fix" style:repeat-content="false" fo:wrap-option="no-wrap" fo:border="0.74pt solid #30303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ff99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3" style:family="table-cell" style:parent-style-name="Default">
      <style:table-cell-properties fo:background-color="#ffff99" style:diagonal-bl-tr="none" style:diagonal-tl-br="none" fo:border="0.74pt solid #303030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303030" fo:padding="0.071cm" style:rotation-align="none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0303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0303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no-wrap" fo:border="0.74pt solid #30303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8080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1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>
      <style:table-cell-properties fo:background-color="#ffffcc" style:diagonal-bl-tr="none" style:diagonal-tl-br="none" fo:border="0.74pt solid #303030" fo:padding="0.071cm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303030" fo:padding="0.071cm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808000" style:diagonal-bl-tr="none" style:diagonal-tl-br="none" style:text-align-source="fix" style:repeat-content="false" fo:wrap-option="no-wrap" fo:border="0.74pt solid #30303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99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0303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fo:background-color="#80800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99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7" style:family="table-cell" style:parent-style-name="Default">
      <style:table-cell-properties fo:background-color="#ffffcc" style:diagonal-bl-tr="none" style:diagonal-tl-br="none" fo:border="0.74pt solid #303030" fo:padding="0.071cm" style:rotation-align="none"/>
    </style:style>
    <style:style style:name="ce18" style:family="table-cell" style:parent-style-name="Default">
      <style:table-cell-properties fo:background-color="#ffffcc" style:diagonal-bl-tr="none" style:diagonal-tl-br="none" fo:border="0.74pt solid #30303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ffff99" style:diagonal-bl-tr="none" style:diagonal-tl-br="none" fo:border="0.74pt solid #30303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8080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99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0303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0303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3" style:family="table-cell" style:parent-style-name="Default" style:data-style-name="N1">
      <style:table-cell-properties style:glyph-orientation-vertical="0" fo:background-color="#8080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24" style:family="table-cell" style:parent-style-name="Default" style:data-style-name="N1">
      <style:table-cell-properties fo:background-color="#ff0000" fo:padding="0.071cm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808000" fo:padding="0.071cm"/>
      <style:text-properties fo:color="#ffffff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27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04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-&quot;;&quot;Simples&quot;;&quot;Médio&quot;;&quot;Complexo&quot;)" table:allow-empty-cell="true" table:display-list="unsorted" table:base-cell-address="'Peso dos Atores'.B3">
          <table:error-message table:message-type="stop" table:display="true"/>
        </table:content-validation>
        <table:content-validation table:name="val2" table:condition="of:cell-content-is-in-list(&quot;-&quot;;&quot;X&quot;)" table:allow-empty-cell="true" table:display-list="unsorted" table:base-cell-address="'Porte do Sistema'.B8">
          <table:error-message table:message-type="stop" table:display="true"/>
        </table:content-validation>
        <table:content-validation table:name="val3" table:condition="of:cell-content-is-in-list(&quot;SISTEMA NÃO ACADEMICO&quot;;&quot;SISTEMA ACADEMICO&quot;)" table:allow-empty-cell="true" table:display-list="unsorted" table:base-cell-address="'Porte do Sistema'.D3">
          <table:error-message table:message-type="stop" table:display="true"/>
        </table:content-validation>
      </table:content-validations>
      <table:table table:name="Peso dos Ator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ESO DOS ATORES</text:p>
          </table:table-cell>
          <table:covered-table-cell table:number-columns-repeated="2" table:style-name="ce1"/>
          <table:table-cell/>
          <table:table-cell table:style-name="ce10" table:formula="of:=SUM([.C3:.C31])" office:value-type="float" office:value="11" calcext:value-type="float">
            <text:p>11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Atores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Peso</text:p>
          </table:table-cell>
          <table:table-cell table:number-columns-repeated="2"/>
          <table:table-cell table:style-name="ce11" office:value-type="string" calcext:value-type="string">
            <text:p>Legenda</text:p>
          </table:table-cell>
          <table:table-cell table:number-columns-repeated="58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3]=&quot;Simples&quot;;1;IF([.B3]=&quot;Médio&quot;;2;IF([.B3]=&quot;Complexo&quot;;3;&quot;&quot;)))">
            <text:p/>
          </table:table-cell>
          <table:table-cell table:number-columns-repeated="2"/>
          <table:table-cell table:style-name="ce12" office:value-type="string" calcext:value-type="string">
            <text:p>Simples</text:p>
          </table:table-cell>
          <table:table-cell table:number-columns-repeated="58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4]=&quot;Simples&quot;;1;IF([.B4]=&quot;Médio&quot;;2;IF([.B4]=&quot;Complexo&quot;;3;&quot;&quot;)))">
            <text:p/>
          </table:table-cell>
          <table:table-cell table:number-columns-repeated="2"/>
          <table:table-cell table:style-name="ce13" office:value-type="string" calcext:value-type="string">
            <text:p>Outro sistema acessado através de uma API de programação</text:p>
          </table:table-cell>
          <table:table-cell table:number-columns-repeated="58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5]=&quot;Simples&quot;;1;IF([.B5]=&quot;Médio&quot;;2;IF([.B5]=&quot;Complexo&quot;;3;&quot;&quot;)))">
            <text:p/>
          </table:table-cell>
          <table:table-cell table:number-columns-repeated="2"/>
          <table:table-cell table:style-name="ce11"/>
          <table:table-cell table:number-columns-repeated="58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6]=&quot;Simples&quot;;1;IF([.B6]=&quot;Médio&quot;;2;IF([.B6]=&quot;Complexo&quot;;3;&quot;&quot;)))">
            <text:p/>
          </table:table-cell>
          <table:table-cell table:number-columns-repeated="2"/>
          <table:table-cell table:style-name="ce12" office:value-type="string" calcext:value-type="string">
            <text:p>Médio</text:p>
          </table:table-cell>
          <table:table-cell table:number-columns-repeated="58"/>
        </table:table-row>
        <table:table-row table:style-name="ro3">
          <table:table-cell table:style-name="ce4" office:value-type="string" calcext:value-type="string">
            <text:p>Medico</text:p>
          </table:table-cell>
          <table:table-cell table:style-name="ce7" table:content-validation-name="val1" office:value-type="string" calcext:value-type="string">
            <text:p>Complexo</text:p>
          </table:table-cell>
          <table:table-cell table:style-name="ce9" table:formula="of:=IF([.B7]=&quot;Simples&quot;;1;IF([.B7]=&quot;Médio&quot;;2;IF([.B7]=&quot;Complexo&quot;;3;&quot;&quot;)))" office:value-type="float" office:value="3" calcext:value-type="float">
            <text:p>3</text:p>
          </table:table-cell>
          <table:table-cell table:number-columns-repeated="2"/>
          <table:table-cell table:style-name="ce13" office:value-type="string" calcext:value-type="string">
            <text:p>Outro sistema interagindo através de um protocolo de comunicação como TCP/IP ou FTP</text:p>
          </table:table-cell>
          <table:table-cell table:number-columns-repeated="58"/>
        </table:table-row>
        <table:table-row table:style-name="ro3">
          <table:table-cell table:style-name="ce4" office:value-type="string" calcext:value-type="string">
            <text:p>Residente</text:p>
          </table:table-cell>
          <table:table-cell table:style-name="ce7" table:content-validation-name="val1" office:value-type="string" calcext:value-type="string">
            <text:p>Complexo</text:p>
          </table:table-cell>
          <table:table-cell table:style-name="ce9" table:formula="of:=IF([.B8]=&quot;Simples&quot;;1;IF([.B8]=&quot;Médio&quot;;2;IF([.B8]=&quot;Complexo&quot;;3;&quot;&quot;)))" office:value-type="float" office:value="3" calcext:value-type="float">
            <text:p>3</text:p>
          </table:table-cell>
          <table:table-cell table:number-columns-repeated="2"/>
          <table:table-cell table:style-name="ce11"/>
          <table:table-cell table:number-columns-repeated="58"/>
        </table:table-row>
        <table:table-row table:style-name="ro3">
          <table:table-cell table:style-name="ce4" office:value-type="string" calcext:value-type="string">
            <text:p>Docente</text:p>
          </table:table-cell>
          <table:table-cell table:style-name="ce7" table:content-validation-name="val1" office:value-type="string" calcext:value-type="string">
            <text:p>Complexo</text:p>
          </table:table-cell>
          <table:table-cell table:style-name="ce9" table:formula="of:=IF([.B9]=&quot;Simples&quot;;1;IF([.B9]=&quot;Médio&quot;;2;IF([.B9]=&quot;Complexo&quot;;3;&quot;&quot;)))" office:value-type="float" office:value="3" calcext:value-type="float">
            <text:p>3</text:p>
          </table:table-cell>
          <table:table-cell table:number-columns-repeated="2"/>
          <table:table-cell table:style-name="ce12" office:value-type="string" calcext:value-type="string">
            <text:p>Complexo</text:p>
          </table:table-cell>
          <table:table-cell table:number-columns-repeated="58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10]=&quot;Simples&quot;;1;IF([.B10]=&quot;Médio&quot;;2;IF([.B10]=&quot;Complexo&quot;;3;&quot;&quot;)))">
            <text:p/>
          </table:table-cell>
          <table:table-cell table:number-columns-repeated="2"/>
          <table:table-cell table:style-name="ce13" office:value-type="string" calcext:value-type="string">
            <text:p>Um usuário interagindo através de uma interface gráfica (stand-alone ou web)</text:p>
          </table:table-cell>
          <table:table-cell table:number-columns-repeated="58"/>
        </table:table-row>
        <table:table-row table:style-name="ro3">
          <table:table-cell table:style-name="ce4" office:value-type="string" calcext:value-type="string">
            <text:p>Sistema de registro de pacientes</text:p>
          </table:table-cell>
          <table:table-cell table:style-name="ce7" table:content-validation-name="val1" office:value-type="string" calcext:value-type="string">
            <text:p>Médio</text:p>
          </table:table-cell>
          <table:table-cell table:style-name="ce9" table:formula="of:=IF([.B11]=&quot;Simples&quot;;1;IF([.B11]=&quot;Médio&quot;;2;IF([.B11]=&quot;Complexo&quot;;3;&quot;&quot;)))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12]=&quot;Simples&quot;;1;IF([.B12]=&quot;Médio&quot;;2;IF([.B12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13]=&quot;Simples&quot;;1;IF([.B13]=&quot;Médio&quot;;2;IF([.B13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14]=&quot;Simples&quot;;1;IF([.B14]=&quot;Médio&quot;;2;IF([.B14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15]=&quot;Simples&quot;;1;IF([.B15]=&quot;Médio&quot;;2;IF([.B15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16]=&quot;Simples&quot;;1;IF([.B16]=&quot;Médio&quot;;2;IF([.B16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17]=&quot;Simples&quot;;1;IF([.B17]=&quot;Médio&quot;;2;IF([.B17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18]=&quot;Simples&quot;;1;IF([.B18]=&quot;Médio&quot;;2;IF([.B18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19]=&quot;Simples&quot;;1;IF([.B19]=&quot;Médio&quot;;2;IF([.B19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20]=&quot;Simples&quot;;1;IF([.B20]=&quot;Médio&quot;;2;IF([.B20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21]=&quot;Simples&quot;;1;IF([.B21]=&quot;Médio&quot;;2;IF([.B21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22]=&quot;Simples&quot;;1;IF([.B22]=&quot;Médio&quot;;2;IF([.B22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23]=&quot;Simples&quot;;1;IF([.B23]=&quot;Médio&quot;;2;IF([.B23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24]=&quot;Simples&quot;;1;IF([.B24]=&quot;Médio&quot;;2;IF([.B24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25]=&quot;Simples&quot;;1;IF([.B25]=&quot;Médio&quot;;2;IF([.B25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26]=&quot;Simples&quot;;1;IF([.B26]=&quot;Médio&quot;;2;IF([.B26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27]=&quot;Simples&quot;;1;IF([.B27]=&quot;Médio&quot;;2;IF([.B27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28]=&quot;Simples&quot;;1;IF([.B28]=&quot;Médio&quot;;2;IF([.B28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29]=&quot;Simples&quot;;1;IF([.B29]=&quot;Médio&quot;;2;IF([.B29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30]=&quot;Simples&quot;;1;IF([.B30]=&quot;Médio&quot;;2;IF([.B30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31]=&quot;Simples&quot;;1;IF([.B31]=&quot;Médio&quot;;2;IF([.B31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32]=&quot;Simples&quot;;1;IF([.B32]=&quot;Médio&quot;;2;IF([.B32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33]=&quot;Simples&quot;;1;IF([.B33]=&quot;Médio&quot;;2;IF([.B33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34]=&quot;Simples&quot;;1;IF([.B34]=&quot;Médio&quot;;2;IF([.B34]=&quot;Complexo&quot;;3;&quot;&quot;)))">
            <text:p/>
          </table:table-cell>
          <table:table-cell table:number-columns-repeated="61"/>
        </table:table-row>
        <table:table-row table:style-name="ro3" table:number-rows-repeated="104854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eso dos Casos de Uso" table:style-name="ta2">
        <office:forms form:automatic-focus="false" form:apply-design-mode="false"/>
        <table:table-column table:style-name="co8" table:default-cell-style-name="ce5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7" table:number-columns-repeated="57" table:default-cell-style-name="Default"/>
        <table:table-row table:style-name="ro4">
          <table:table-cell table:style-name="ce40" office:value-type="string" calcext:value-type="string" table:number-columns-spanned="4" table:number-rows-spanned="1">
            <text:p>PESO DOS CASOS DE USO</text:p>
          </table:table-cell>
          <table:covered-table-cell table:number-columns-repeated="3" table:style-name="ce40"/>
          <table:table-cell/>
          <table:table-cell table:style-name="ce10" table:formula="of:=SUM([.D3:.D36])" office:value-type="float" office:value="45" calcext:value-type="float">
            <text:p>45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Casos de Uso</text:p>
          </table:table-cell>
          <table:table-cell table:style-name="ce6" office:value-type="string" calcext:value-type="string">
            <text:p>Transações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Peso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Votar</text:p>
          </table:table-cell>
          <table:table-cell table:style-name="ce15"/>
          <table:table-cell table:style-name="ce9" table:formula="of:=IF(AND([.B3]&gt;0;[.B3]&lt;=3);&quot;Simples&quot;;IF(AND([.B3]&gt;=4;[.B3]&lt;=7);&quot;Médio&quot;;IF([.B3]&gt;7;&quot;Complexo&quot;;&quot;&quot;)))">
            <text:p/>
          </table:table-cell>
          <table:table-cell table:style-name="ce9" table:formula="of:=IF([.C3]=&quot;Simples&quot;;5;IF([.C3]=&quot;Médio&quot;;10;IF([.C3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Manter Candidatos</text:p>
          </table:table-cell>
          <table:table-cell table:style-name="ce15"/>
          <table:table-cell table:style-name="ce9" table:formula="of:=IF(AND([.B4]&gt;0;[.B4]&lt;=3);&quot;Simples&quot;;IF(AND([.B4]&gt;=4;[.B4]&lt;=7);&quot;Médio&quot;;IF([.B4]&gt;7;&quot;Complexo&quot;;&quot;&quot;)))">
            <text:p/>
          </table:table-cell>
          <table:table-cell table:style-name="ce9" table:formula="of:=IF([.C4]=&quot;Simples&quot;;5;IF([.C4]=&quot;Médio&quot;;10;IF([.C4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Emitir relatório de apuração de votos</text:p>
          </table:table-cell>
          <table:table-cell table:style-name="ce15"/>
          <table:table-cell table:style-name="ce9" table:formula="of:=IF(AND([.B5]&gt;0;[.B5]&lt;=3);&quot;Simples&quot;;IF(AND([.B5]&gt;=4;[.B5]&lt;=7);&quot;Médio&quot;;IF([.B5]&gt;7;&quot;Complexo&quot;;&quot;&quot;)))">
            <text:p/>
          </table:table-cell>
          <table:table-cell table:style-name="ce9" table:formula="of:=IF([.C5]=&quot;Simples&quot;;5;IF([.C5]=&quot;Médio&quot;;10;IF([.C5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6]&gt;0;[.B6]&lt;=3);&quot;Simples&quot;;IF(AND([.B6]&gt;=4;[.B6]&lt;=7);&quot;Médio&quot;;IF([.B6]&gt;7;&quot;Complexo&quot;;&quot;&quot;)))">
            <text:p/>
          </table:table-cell>
          <table:table-cell table:style-name="ce9" table:formula="of:=IF([.C6]=&quot;Simples&quot;;5;IF([.C6]=&quot;Médio&quot;;10;IF([.C6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Emitir pedido de exame</text:p>
          </table:table-cell>
          <table:table-cell table:style-name="ce15" office:value-type="float" office:value="4" calcext:value-type="float">
            <text:p>4</text:p>
          </table:table-cell>
          <table:table-cell table:style-name="ce9" table:formula="of:=IF(AND([.B7]&gt;0;[.B7]&lt;=3);&quot;Simples&quot;;IF(AND([.B7]&gt;=4;[.B7]&lt;=7);&quot;Médio&quot;;IF([.B7]&gt;7;&quot;Complexo&quot;;&quot;&quot;)))" office:value-type="string" office:string-value="Médio" calcext:value-type="string">
            <text:p>Médio</text:p>
          </table:table-cell>
          <table:table-cell table:style-name="ce9" table:formula="of:=IF([.C7]=&quot;Simples&quot;;5;IF([.C7]=&quot;Médio&quot;;10;IF([.C7]=&quot;Complexo&quot;;15;&quot;&quot;)))" office:value-type="float" office:value="10" calcext:value-type="float">
            <text:p>10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Registrar realização do exame</text:p>
          </table:table-cell>
          <table:table-cell table:style-name="ce15" office:value-type="float" office:value="4" calcext:value-type="float">
            <text:p>4</text:p>
          </table:table-cell>
          <table:table-cell table:style-name="ce9" table:formula="of:=IF(AND([.B8]&gt;0;[.B8]&lt;=3);&quot;Simples&quot;;IF(AND([.B8]&gt;=4;[.B8]&lt;=7);&quot;Médio&quot;;IF([.B8]&gt;7;&quot;Complexo&quot;;&quot;&quot;)))" office:value-type="string" office:string-value="Médio" calcext:value-type="string">
            <text:p>Médio</text:p>
          </table:table-cell>
          <table:table-cell table:style-name="ce9" table:formula="of:=IF([.C8]=&quot;Simples&quot;;5;IF([.C8]=&quot;Médio&quot;;10;IF([.C8]=&quot;Complexo&quot;;15;&quot;&quot;)))" office:value-type="float" office:value="10" calcext:value-type="float">
            <text:p>10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Emitir laudo</text:p>
          </table:table-cell>
          <table:table-cell table:style-name="ce15" office:value-type="float" office:value="5" calcext:value-type="float">
            <text:p>5</text:p>
          </table:table-cell>
          <table:table-cell table:style-name="ce9" table:formula="of:=IF(AND([.B9]&gt;0;[.B9]&lt;=3);&quot;Simples&quot;;IF(AND([.B9]&gt;=4;[.B9]&lt;=7);&quot;Médio&quot;;IF([.B9]&gt;7;&quot;Complexo&quot;;&quot;&quot;)))" office:value-type="string" office:string-value="Médio" calcext:value-type="string">
            <text:p>Médio</text:p>
          </table:table-cell>
          <table:table-cell table:style-name="ce9" table:formula="of:=IF([.C9]=&quot;Simples&quot;;5;IF([.C9]=&quot;Médio&quot;;10;IF([.C9]=&quot;Complexo&quot;;15;&quot;&quot;)))" office:value-type="float" office:value="10" calcext:value-type="float">
            <text:p>10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Revisar laudo</text:p>
          </table:table-cell>
          <table:table-cell table:style-name="ce15" office:value-type="float" office:value="5" calcext:value-type="float">
            <text:p>5</text:p>
          </table:table-cell>
          <table:table-cell table:style-name="ce9" table:formula="of:=IF(AND([.B10]&gt;0;[.B10]&lt;=3);&quot;Simples&quot;;IF(AND([.B10]&gt;=4;[.B10]&lt;=7);&quot;Médio&quot;;IF([.B10]&gt;7;&quot;Complexo&quot;;&quot;&quot;)))" office:value-type="string" office:string-value="Médio" calcext:value-type="string">
            <text:p>Médio</text:p>
          </table:table-cell>
          <table:table-cell table:style-name="ce9" table:formula="of:=IF([.C10]=&quot;Simples&quot;;5;IF([.C10]=&quot;Médio&quot;;10;IF([.C10]=&quot;Complexo&quot;;15;&quot;&quot;)))" office:value-type="float" office:value="10" calcext:value-type="float">
            <text:p>10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Consultar laudo</text:p>
          </table:table-cell>
          <table:table-cell table:style-name="ce15" office:value-type="float" office:value="3" calcext:value-type="float">
            <text:p>3</text:p>
          </table:table-cell>
          <table:table-cell table:style-name="ce9" table:formula="of:=IF(AND([.B11]&gt;0;[.B11]&lt;=3);&quot;Simples&quot;;IF(AND([.B11]&gt;=4;[.B11]&lt;=7);&quot;Médio&quot;;IF([.B11]&gt;7;&quot;Complexo&quot;;&quot;&quot;)))" office:value-type="string" office:string-value="Simples" calcext:value-type="string">
            <text:p>Simples</text:p>
          </table:table-cell>
          <table:table-cell table:style-name="ce9" table:formula="of:=IF([.C11]=&quot;Simples&quot;;5;IF([.C11]=&quot;Médio&quot;;10;IF([.C11]=&quot;Complexo&quot;;15;&quot;&quot;)))" office:value-type="float" office:value="5" calcext:value-type="float">
            <text:p>5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12]&gt;0;[.B12]&lt;=3);&quot;Simples&quot;;IF(AND([.B12]&gt;=4;[.B12]&lt;=7);&quot;Médio&quot;;IF([.B12]&gt;7;&quot;Complexo&quot;;&quot;&quot;)))">
            <text:p/>
          </table:table-cell>
          <table:table-cell table:style-name="ce9" table:formula="of:=IF([.C12]=&quot;Simples&quot;;5;IF([.C12]=&quot;Médio&quot;;10;IF([.C12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13]&gt;0;[.B13]&lt;=3);&quot;Simples&quot;;IF(AND([.B13]&gt;=4;[.B13]&lt;=7);&quot;Médio&quot;;IF([.B13]&gt;7;&quot;Complexo&quot;;&quot;&quot;)))">
            <text:p/>
          </table:table-cell>
          <table:table-cell table:style-name="ce9" table:formula="of:=IF([.C13]=&quot;Simples&quot;;5;IF([.C13]=&quot;Médio&quot;;10;IF([.C13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14]&gt;0;[.B14]&lt;=3);&quot;Simples&quot;;IF(AND([.B14]&gt;=4;[.B14]&lt;=7);&quot;Médio&quot;;IF([.B14]&gt;7;&quot;Complexo&quot;;&quot;&quot;)))">
            <text:p/>
          </table:table-cell>
          <table:table-cell table:style-name="ce9" table:formula="of:=IF([.C14]=&quot;Simples&quot;;5;IF([.C14]=&quot;Médio&quot;;10;IF([.C14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15]&gt;0;[.B15]&lt;=3);&quot;Simples&quot;;IF(AND([.B15]&gt;=4;[.B15]&lt;=7);&quot;Médio&quot;;IF([.B15]&gt;7;&quot;Complexo&quot;;&quot;&quot;)))">
            <text:p/>
          </table:table-cell>
          <table:table-cell table:style-name="ce9" table:formula="of:=IF([.C15]=&quot;Simples&quot;;5;IF([.C15]=&quot;Médio&quot;;10;IF([.C15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16]&gt;0;[.B16]&lt;=3);&quot;Simples&quot;;IF(AND([.B16]&gt;=4;[.B16]&lt;=7);&quot;Médio&quot;;IF([.B16]&gt;7;&quot;Complexo&quot;;&quot;&quot;)))">
            <text:p/>
          </table:table-cell>
          <table:table-cell table:style-name="ce9" table:formula="of:=IF([.C16]=&quot;Simples&quot;;5;IF([.C16]=&quot;Médio&quot;;10;IF([.C16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17]&gt;0;[.B17]&lt;=3);&quot;Simples&quot;;IF(AND([.B17]&gt;=4;[.B17]&lt;=7);&quot;Médio&quot;;IF([.B17]&gt;7;&quot;Complexo&quot;;&quot;&quot;)))">
            <text:p/>
          </table:table-cell>
          <table:table-cell table:style-name="ce9" table:formula="of:=IF([.C17]=&quot;Simples&quot;;5;IF([.C17]=&quot;Médio&quot;;10;IF([.C17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18]&gt;0;[.B18]&lt;=3);&quot;Simples&quot;;IF(AND([.B18]&gt;=4;[.B18]&lt;=7);&quot;Médio&quot;;IF([.B18]&gt;7;&quot;Complexo&quot;;&quot;&quot;)))">
            <text:p/>
          </table:table-cell>
          <table:table-cell table:style-name="ce9" table:formula="of:=IF([.C18]=&quot;Simples&quot;;5;IF([.C18]=&quot;Médio&quot;;10;IF([.C18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19]&gt;0;[.B19]&lt;=3);&quot;Simples&quot;;IF(AND([.B19]&gt;=4;[.B19]&lt;=7);&quot;Médio&quot;;IF([.B19]&gt;7;&quot;Complexo&quot;;&quot;&quot;)))">
            <text:p/>
          </table:table-cell>
          <table:table-cell table:style-name="ce9" table:formula="of:=IF([.C19]=&quot;Simples&quot;;5;IF([.C19]=&quot;Médio&quot;;10;IF([.C19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20]&gt;0;[.B20]&lt;=3);&quot;Simples&quot;;IF(AND([.B20]&gt;=4;[.B20]&lt;=7);&quot;Médio&quot;;IF([.B20]&gt;7;&quot;Complexo&quot;;&quot;&quot;)))">
            <text:p/>
          </table:table-cell>
          <table:table-cell table:style-name="ce9" table:formula="of:=IF([.C20]=&quot;Simples&quot;;5;IF([.C20]=&quot;Médio&quot;;10;IF([.C20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21]&gt;0;[.B21]&lt;=3);&quot;Simples&quot;;IF(AND([.B21]&gt;=4;[.B21]&lt;=7);&quot;Médio&quot;;IF([.B21]&gt;7;&quot;Complexo&quot;;&quot;&quot;)))">
            <text:p/>
          </table:table-cell>
          <table:table-cell table:style-name="ce9" table:formula="of:=IF([.C21]=&quot;Simples&quot;;5;IF([.C21]=&quot;Médio&quot;;10;IF([.C21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22]&gt;0;[.B22]&lt;=3);&quot;Simples&quot;;IF(AND([.B22]&gt;=4;[.B22]&lt;=7);&quot;Médio&quot;;IF([.B22]&gt;7;&quot;Complexo&quot;;&quot;&quot;)))">
            <text:p/>
          </table:table-cell>
          <table:table-cell table:style-name="ce9" table:formula="of:=IF([.C22]=&quot;Simples&quot;;5;IF([.C22]=&quot;Médio&quot;;10;IF([.C22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23]&gt;0;[.B23]&lt;=3);&quot;Simples&quot;;IF(AND([.B23]&gt;=4;[.B23]&lt;=7);&quot;Médio&quot;;IF([.B23]&gt;7;&quot;Complexo&quot;;&quot;&quot;)))">
            <text:p/>
          </table:table-cell>
          <table:table-cell table:style-name="ce9" table:formula="of:=IF([.C23]=&quot;Simples&quot;;5;IF([.C23]=&quot;Médio&quot;;10;IF([.C23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24]&gt;0;[.B24]&lt;=3);&quot;Simples&quot;;IF(AND([.B24]&gt;=4;[.B24]&lt;=7);&quot;Médio&quot;;IF([.B24]&gt;7;&quot;Complexo&quot;;&quot;&quot;)))">
            <text:p/>
          </table:table-cell>
          <table:table-cell table:style-name="ce9" table:formula="of:=IF([.C24]=&quot;Simples&quot;;5;IF([.C24]=&quot;Médio&quot;;10;IF([.C24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25]&gt;0;[.B25]&lt;=3);&quot;Simples&quot;;IF(AND([.B25]&gt;=4;[.B25]&lt;=7);&quot;Médio&quot;;IF([.B25]&gt;7;&quot;Complexo&quot;;&quot;&quot;)))">
            <text:p/>
          </table:table-cell>
          <table:table-cell table:style-name="ce9" table:formula="of:=IF([.C25]=&quot;Simples&quot;;5;IF([.C25]=&quot;Médio&quot;;10;IF([.C25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26]&gt;0;[.B26]&lt;=3);&quot;Simples&quot;;IF(AND([.B26]&gt;=4;[.B26]&lt;=7);&quot;Médio&quot;;IF([.B26]&gt;7;&quot;Complexo&quot;;&quot;&quot;)))">
            <text:p/>
          </table:table-cell>
          <table:table-cell table:style-name="ce9" table:formula="of:=IF([.C26]=&quot;Simples&quot;;5;IF([.C26]=&quot;Médio&quot;;10;IF([.C26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27]&gt;0;[.B27]&lt;=3);&quot;Simples&quot;;IF(AND([.B27]&gt;=4;[.B27]&lt;=7);&quot;Médio&quot;;IF([.B27]&gt;7;&quot;Complexo&quot;;&quot;&quot;)))">
            <text:p/>
          </table:table-cell>
          <table:table-cell table:style-name="ce9" table:formula="of:=IF([.C27]=&quot;Simples&quot;;5;IF([.C27]=&quot;Médio&quot;;10;IF([.C27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28]&gt;0;[.B28]&lt;=3);&quot;Simples&quot;;IF(AND([.B28]&gt;=4;[.B28]&lt;=7);&quot;Médio&quot;;IF([.B28]&gt;7;&quot;Complexo&quot;;&quot;&quot;)))">
            <text:p/>
          </table:table-cell>
          <table:table-cell table:style-name="ce9" table:formula="of:=IF([.C28]=&quot;Simples&quot;;5;IF([.C28]=&quot;Médio&quot;;10;IF([.C28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29]&gt;0;[.B29]&lt;=3);&quot;Simples&quot;;IF(AND([.B29]&gt;=4;[.B29]&lt;=7);&quot;Médio&quot;;IF([.B29]&gt;7;&quot;Complexo&quot;;&quot;&quot;)))">
            <text:p/>
          </table:table-cell>
          <table:table-cell table:style-name="ce9" table:formula="of:=IF([.C29]=&quot;Simples&quot;;5;IF([.C29]=&quot;Médio&quot;;10;IF([.C29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30]&gt;0;[.B30]&lt;=3);&quot;Simples&quot;;IF(AND([.B30]&gt;=4;[.B30]&lt;=7);&quot;Médio&quot;;IF([.B30]&gt;7;&quot;Complexo&quot;;&quot;&quot;)))">
            <text:p/>
          </table:table-cell>
          <table:table-cell table:style-name="ce9" table:formula="of:=IF([.C30]=&quot;Simples&quot;;5;IF([.C30]=&quot;Médio&quot;;10;IF([.C30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31]&gt;0;[.B31]&lt;=3);&quot;Simples&quot;;IF(AND([.B31]&gt;=4;[.B31]&lt;=7);&quot;Médio&quot;;IF([.B31]&gt;7;&quot;Complexo&quot;;&quot;&quot;)))">
            <text:p/>
          </table:table-cell>
          <table:table-cell table:style-name="ce9" table:formula="of:=IF([.C31]=&quot;Simples&quot;;5;IF([.C31]=&quot;Médio&quot;;10;IF([.C31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32]&gt;0;[.B32]&lt;=3);&quot;Simples&quot;;IF(AND([.B32]&gt;=4;[.B32]&lt;=7);&quot;Médio&quot;;IF([.B32]&gt;7;&quot;Complexo&quot;;&quot;&quot;)))">
            <text:p/>
          </table:table-cell>
          <table:table-cell table:style-name="ce9" table:formula="of:=IF([.C32]=&quot;Simples&quot;;5;IF([.C32]=&quot;Médio&quot;;10;IF([.C32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33]&gt;0;[.B33]&lt;=3);&quot;Simples&quot;;IF(AND([.B33]&gt;=4;[.B33]&lt;=7);&quot;Médio&quot;;IF([.B33]&gt;7;&quot;Complexo&quot;;&quot;&quot;)))">
            <text:p/>
          </table:table-cell>
          <table:table-cell table:style-name="ce9" table:formula="of:=IF([.C33]=&quot;Simples&quot;;5;IF([.C33]=&quot;Médio&quot;;10;IF([.C33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34]&gt;0;[.B34]&lt;=3);&quot;Simples&quot;;IF(AND([.B34]&gt;=4;[.B34]&lt;=7);&quot;Médio&quot;;IF([.B34]&gt;7;&quot;Complexo&quot;;&quot;&quot;)))">
            <text:p/>
          </table:table-cell>
          <table:table-cell table:style-name="ce9" table:formula="of:=IF([.C34]=&quot;Simples&quot;;5;IF([.C34]=&quot;Médio&quot;;10;IF([.C34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35]&gt;0;[.B35]&lt;=3);&quot;Simples&quot;;IF(AND([.B35]&gt;=4;[.B35]&lt;=7);&quot;Médio&quot;;IF([.B35]&gt;7;&quot;Complexo&quot;;&quot;&quot;)))">
            <text:p/>
          </table:table-cell>
          <table:table-cell table:style-name="ce9" table:formula="of:=IF([.C35]=&quot;Simples&quot;;5;IF([.C35]=&quot;Médio&quot;;10;IF([.C35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36]&gt;0;[.B36]&lt;=3);&quot;Simples&quot;;IF(AND([.B36]&gt;=4;[.B36]&lt;=7);&quot;Médio&quot;;IF([.B36]&gt;7;&quot;Complexo&quot;;&quot;&quot;)))">
            <text:p/>
          </table:table-cell>
          <table:table-cell table:style-name="ce9" table:formula="of:=IF([.C36]=&quot;Simples&quot;;5;IF([.C36]=&quot;Médio&quot;;10;IF([.C36]=&quot;Complexo&quot;;15;&quot;&quot;)))">
            <text:p/>
          </table:table-cell>
          <table:table-cell table:number-columns-repeated="60"/>
        </table:table-row>
        <table:table-row table:style-name="ro3" table:number-rows-repeated="104853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orte do Sistema" table:style-name="ta3">
        <office:forms form:automatic-focus="false" form:apply-design-mode="false"/>
        <table:table-column table:style-name="co15" table:default-cell-style-name="ce5"/>
        <table:table-column table:style-name="co9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7" table:default-cell-style-name="Default"/>
        <table:table-column table:style-name="co20" table:default-cell-style-name="Default"/>
        <table:table-column table:style-name="co7" table:number-columns-repeated="56" table:default-cell-style-name="Default"/>
        <table:table-row table:style-name="ro4">
          <table:table-cell table:style-name="ce16" office:value-type="string" calcext:value-type="string" table:number-columns-spanned="2" table:number-rows-spanned="1">
            <text:p>PORTE DO SISTEMA</text:p>
          </table:table-cell>
          <table:covered-table-cell table:style-name="ce20"/>
          <table:table-cell/>
          <table:table-cell table:style-name="ce23" table:formula="of:=[.B5]*[.B7]*[.B22]" office:value-type="float" office:value="47.04" calcext:value-type="float">
            <text:p>47</text:p>
          </table:table-cell>
          <table:table-cell table:style-name="ce26" office:value-type="string" calcext:value-type="string">
            <text:p>PCUs</text:p>
          </table:table-cell>
          <table:table-cell table:number-columns-repeated="59"/>
        </table:table-row>
        <table:table-row table:style-name="ro5">
          <table:table-cell table:style-name="ce3" office:value-type="string" calcext:value-type="string">
            <text:p>Casos de Uso</text:p>
          </table:table-cell>
          <table:table-cell table:style-name="ce6" office:value-type="string" calcext:value-type="string">
            <text:p>Peso</text:p>
          </table:table-cell>
          <table:table-cell/>
          <table:table-cell table:style-name="ce24" table:formula="of:=IF([.D3]=&quot;SISTEMA NÃO ACADEMICO&quot;;[.D1]*2.8905;[.D1]*1.4615)" office:value-type="float" office:value="135.96912" calcext:value-type="float">
            <text:p>136</text:p>
          </table:table-cell>
          <table:table-cell table:style-name="ce27" office:value-type="string" calcext:value-type="string">
            <text:p>APFs</text:p>
          </table:table-cell>
          <table:table-cell table:style-name="ce29"/>
          <table:table-cell table:number-columns-repeated="58"/>
        </table:table-row>
        <table:table-row table:style-name="ro3">
          <table:table-cell table:style-name="ce17" office:value-type="string" calcext:value-type="string">
            <text:p>Peso dos Atores</text:p>
          </table:table-cell>
          <table:table-cell table:style-name="ce17" table:formula="of:=[$'Peso dos Atores'.E1]" office:value-type="float" office:value="11" calcext:value-type="float">
            <text:p>11</text:p>
          </table:table-cell>
          <table:table-cell/>
          <table:table-cell table:style-name="ce25" table:content-validation-name="val3" office:value-type="string" calcext:value-type="string" table:number-columns-spanned="2" table:number-rows-spanned="1">
            <text:p>SISTEMA NÃO ACADEMICO</text:p>
          </table:table-cell>
          <table:covered-table-cell table:style-name="ce28" table:content-validation-name="val3"/>
          <table:table-cell table:number-columns-repeated="59"/>
        </table:table-row>
        <table:table-row table:style-name="ro3">
          <table:table-cell table:style-name="ce17" office:value-type="string" calcext:value-type="string">
            <text:p>Peso dos Casos de Uso</text:p>
          </table:table-cell>
          <table:table-cell table:style-name="ce17" table:formula="of:=[$'Peso dos Casos de Uso'.F1]" office:value-type="float" office:value="45" calcext:value-type="float">
            <text:p>4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8"/>
        </table:table-row>
        <table:table-row table:style-name="ro3">
          <table:table-cell table:style-name="ce18" office:value-type="string" calcext:value-type="string">
            <text:p>Peso Total Não Ajustado</text:p>
          </table:table-cell>
          <table:table-cell table:style-name="ce18" table:formula="of:=SUM([.B3:.B4])" office:value-type="float" office:value="56" calcext:value-type="float">
            <text:p>56</text:p>
          </table:table-cell>
          <table:table-cell table:number-columns-repeated="3"/>
          <table:table-cell table:formula="of:=[.D1]*[.F4]" office:value-type="float" office:value="940.8" calcext:value-type="float">
            <text:p>940,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3">
          <table:table-cell table:number-columns-repeated="7"/>
          <table:table-cell table:style-name="ce30" table:formula="of:=[.F5]*[.H5]" office:value-type="currency" office:currency="BRL" office:value="47040" calcext:value-type="currency">
            <text:p>R$ 47.040,00</text:p>
          </table:table-cell>
          <table:table-cell table:number-columns-repeated="56"/>
        </table:table-row>
        <table:table-row table:style-name="ro6">
          <table:table-cell table:style-name="ce19" office:value-type="string" calcext:value-type="string">
            <text:p>Ajuste por fatores técnicos</text:p>
          </table:table-cell>
          <table:table-cell table:style-name="ce21" table:formula="of:=((IF([.B8]=&quot;X&quot;;2;0)+IF([.B9]=&quot;X&quot;;2;0)+IF([.B10]=&quot;X&quot;;1;0)+IF([.B11]=&quot;X&quot;;1;0)+IF([.B12]=&quot;X&quot;;1;0)+IF([.B13]=&quot;X&quot;;0.5;0)+IF([.B14]=&quot;X&quot;;0.5;0)+IF([.B15]=&quot;X&quot;;2;0)+IF([.B16]=&quot;X&quot;;1;0)+IF([.B17]=&quot;X&quot;;1;0)+IF([.B18]=&quot;X&quot;;1;0)+IF([.B19]=&quot;X&quot;;1;0)+IF([.B20]=&quot;X&quot;;1;0))*0.1)+0.6" office:value-type="float" office:value="0.6" calcext:value-type="float">
            <text:p>0,6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Sistemas Distribuídos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Tempo de Resposta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Eficiência para o usuário final (on-line)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Processamento Interno Complexo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Código Reutilizável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Facilidade de Instalação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Facilidade de Uso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Portabilidade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Facilidade de mudança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Concorrência (acesso simultâneo à aplicação)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Recursos de Segurança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Fornece acesso direto para terceiros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Requer treinamento especial para o usuário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6">
          <table:table-cell table:style-name="ce19" office:value-type="string" calcext:value-type="string">
            <text:p>Ajuste por Fatores ambientais</text:p>
          </table:table-cell>
          <table:table-cell table:style-name="ce22" table:formula="of:=((IF([.B23]=&quot;X&quot;;2;0)+IF([.B24]=&quot;X&quot;;2;0)+IF([.B25]=&quot;X&quot;;1;0)+IF([.B26]=&quot;X&quot;;1;0)+IF([.B27]=&quot;X&quot;;1;0)+IF([.B28]=&quot;X&quot;;0.5;0)+IF([.B29]=&quot;X&quot;;0.5;0)+IF([.B30]=&quot;X&quot;;2;0))*(-0.03))+1.4" office:value-type="float" office:value="1.4" calcext:value-type="float">
            <text:p>1,4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Familiaridade da Equipe com o processo formal de desenvolvimento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Experiência com a aplicação em desenvolvimento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Experiência com orientação a objetos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Presença de analista experiente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Motivação da equipe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Requisitos estáveis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Desenvolvedores em meio-expediente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Dificuldade da linguagem de programação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 table:number-rows-repeated="104854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>
        <table:named-expression table:name="Complexidade" table:base-cell-address="$'Peso dos Atores'.$A$1" table:expression="['file:///HC/Gestao_de_Projetos/Consigna%C3%A7%C3%A3o/Documentos/Planilha%20UCP.xls'#$Listas.$A$2:.$A$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</number:number-style>
    <number:number-style style:name="N111">
      <number:text>-R$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R$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3cm" fo:margin-right="1.3cm" style:first-page-number="continue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20:24:12.3340457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eso_20_dos_20_Atores" style:display-name="PageStyle_Peso dos A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so_20_dos_20_Casos_20_de_20_Uso" style:display-name="PageStyle_Peso dos Casos de Us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rte_20_do_20_Sistema" style:display-name="PageStyle_Porte do Sistem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rth</meta:initial-creator>
    <meta:creation-date>2011-08-18T10:58:44</meta:creation-date>
    <dc:date>2020-11-20T21:17:17.727223559</dc:date>
    <meta:editing-duration>PT3M33S</meta:editing-duration>
    <meta:editing-cycles>2</meta:editing-cycles>
    <meta:generator>LibreOffice/6.4.6.2$Linux_X86_64 LibreOffice_project/40$Build-2</meta:generator>
    <meta:document-statistic meta:table-count="3" meta:cell-count="231" meta:object-count="0"/>
  </office:meta>
</office:document-meta>
</file>